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9.103cm"/>
    </style:style>
    <style:style style:name="co4" style:family="table-column">
      <style:table-column-properties fo:break-before="auto" style:column-width="3.11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1" table:number-columns-repeated="1018" table:default-cell-style-name="ce2"/>
        <table:table-row table:style-name="ro1">
          <table:table-cell table:style-name="ce4" office:value-type="string" calcext:value-type="string">
            <text:p>mh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shelfmark</text:p>
          </table:table-cell>
          <table:table-cell table:style-name="ce7" office:value-type="string" calcext:value-type="string">
            <text:p>permalink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edited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https://mdz-nbn-resolving.de/details:bsb00085086</text:p>
          </table:table-cell>
          <table:table-cell office:value-type="string" calcext:value-type="string">
            <text:p>6 Salve Regina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 omnem terra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gina coel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/>
          <table:table-cell office:value-type="string" calcext:value-type="string">
            <text:p>https://mdz-nbn-resolving.de/details:bsb00051608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icut cerv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enebrae factae</text:p>
          </table:table-cell>
          <table:table-cell/>
          <table:table-cell office:value-type="string" calcext:value-type="string">
            <text:p>https://mdz-nbn-resolving.de/details:bsb11141829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esponsori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sponsori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sponsori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iffusa est gratia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eni creator Spiritus</text:p>
          </table:table-cell>
          <table:table-cell office:value-type="string" calcext:value-type="string">
            <text:p>Mus.ms. 4150/1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urgite Sancti Dei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ancti Dei omnes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ttps://mdz-nbn-resolving.de/details:bsb00085269</text:p>
          </table:table-cell>
          <table:table-cell office:value-type="string" calcext:value-type="string">
            <text:p>3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iderunt omnes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runt principes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 magnus</text:p>
          </table:table-cell>
          <table:table-cell office:value-type="string" calcext:value-type="string">
            <text:p>Mus.ms. 4291/14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mnes de Saba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office:value-type="string" calcext:value-type="string">
            <text:p>Mus.ms. 4150/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loriosus Deus</text:p>
          </table:table-cell>
          <table:table-cell office:value-type="string" calcext:value-type="string">
            <text:p>Mus.ms. 4291/3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office:value-type="string" calcext:value-type="string">
            <text:p>Mus.ms. 4291/4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unc dimittis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b ortu solis</text:p>
          </table:table-cell>
          <table:table-cell office:value-type="string" calcext:value-type="string">
            <text:p>Mus.ms. 4150/1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ictimae paschali laudes</text:p>
          </table:table-cell>
          <table:table-cell office:value-type="string" calcext:value-type="string">
            <text:p>Mus.ms. 4150/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a in die resurrectionis</text:p>
          </table:table-cell>
          <table:table-cell office:value-type="string" calcext:value-type="string">
            <text:p>Mus.ms. 4150/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fitebuntur caeli</text:p>
          </table:table-cell>
          <table:table-cell office:value-type="string" calcext:value-type="string">
            <text:p>Mus.ms. 4291/16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icite in gentibus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leluia ascendit</text:p>
          </table:table-cell>
          <table:table-cell office:value-type="string" calcext:value-type="string">
            <text:p>Mus.ms. 4150/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Mus.ms. 4150/1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</text:p>
          </table:table-cell>
          <table:table-cell office:value-type="string" calcext:value-type="string">
            <text:p>Mus.ms. 4150/1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table:number-columns-repeated="101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office:value-type="string" calcext:value-type="string">
            <text:p>Mus.ms. 4291/6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iusquam te formarem</text:p>
          </table:table-cell>
          <table:table-cell office:value-type="string" calcext:value-type="string">
            <text:p>Mus.ms. 4291/8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table:number-columns-repeated="101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nstitues eos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nedicta et venerabil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diuvabit ea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office:value-type="string" calcext:value-type="string">
            <text:p>Mus.ms. 4291/9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peciosus form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robasti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office:value-type="string" calcext:value-type="string">
            <text:p>Mus.ms. 4291/15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nedicite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uravit Dominum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/>
          <table:table-cell office:value-type="string" calcext:value-type="string">
            <text:p>https://mdz-nbn-resolving.de/details:bsb00108408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imete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lectus me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ollite portas</text:p>
          </table:table-cell>
          <table:table-cell office:value-type="string" calcext:value-type="string">
            <text:p>Mus.ms. 4291/10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Mus.ms. 4291/11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ustus ut palm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/>
          <table:table-cell office:value-type="string" calcext:value-type="string">
            <text:p>https://mdz-nbn-resolving.de/details:bsb11151760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office:value-type="string" calcext:value-type="string">
            <text:p>Mus.ms. 4291/2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ella caeli exstirpav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office:value-type="string" calcext:value-type="string">
            <text:p>Mus.ms. 4291/5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eatus vi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culi omni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 confitemini</text:p>
          </table:table-cell>
          <table:table-cell office:value-type="string" calcext:value-type="string">
            <text:p>Mus.ms. 4150/1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mine quis habitabit</text:p>
          </table:table-cell>
          <table:table-cell office:value-type="string" calcext:value-type="string">
            <text:p>Mus.ms. 4291/7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ntum erg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cce virgo concipiet</text:p>
          </table:table-cell>
          <table:table-cell office:value-type="string" calcext:value-type="string">
            <text:p>Mus.ms. 4291/13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office:value-type="string" calcext:value-type="string">
            <text:p>Mus.ms. 4291/12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eatus vir</text:p>
          </table:table-cell>
          <table:table-cell table:number-columns-repeated="2"/>
          <table:table-cell office:value-type="string" calcext:value-type="string">
            <text:p>only ob part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e De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11145687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/>
          <table:table-cell office:value-type="string" calcext:value-type="string">
            <text:p>https://mdz-nbn-resolving.de/details:bsb00084993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 S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Qui sedes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rope 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diutor in opportunitatib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ciant gent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 es De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ribulations cordis me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ntum ergo</text:p>
          </table:table-cell>
          <table:table-cell/>
          <table:table-cell office:value-type="string" calcext:value-type="string">
            <text:p>https://mdz-nbn-resolving.de/details:bsb00114516</text:p>
          </table:table-cell>
          <table:table-cell office:value-type="string" calcext:value-type="string">
            <text:p>also contains 5 other Tantum by von Winter and Danzi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xsurg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etatus s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ripe 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 cognoverunt</text:p>
          </table:table-cell>
          <table:table-cell office:value-type="string" calcext:value-type="string">
            <text:p>Mus.ms. 4150/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 redemptionem</text:p>
          </table:table-cell>
          <table:table-cell office:value-type="string" calcext:value-type="string">
            <text:p>Mus.ms. 4150/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 dextera</text:p>
          </table:table-cell>
          <table:table-cell office:value-type="string" calcext:value-type="string">
            <text:p>Mus.ms. 4150/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 surrexit</text:p>
          </table:table-cell>
          <table:table-cell office:value-type="string" calcext:value-type="string">
            <text:p>Mus.ms. 4150/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 regnavit</text:p>
          </table:table-cell>
          <table:table-cell office:value-type="string" calcext:value-type="string">
            <text:p>Mus.ms. 4150/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inum cum</text:p>
          </table:table-cell>
          <table:table-cell office:value-type="string" calcext:value-type="string">
            <text:p>Mus.ms. 4150/1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</text:p>
          </table:table-cell>
          <table:table-cell office:value-type="string" calcext:value-type="string">
            <text:p>Mus.ms. 4150/1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office:value-type="string" calcext:value-type="string">
            <text:p>Mus.ms. 4150/1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office:value-type="string" calcext:value-type="string">
            <text:p>Mus.ms. 4150/1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office:value-type="string" calcext:value-type="string">
            <text:p>Mus.ms. 4150/2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office:value-type="string" calcext:value-type="string">
            <text:p>Mus.ms. 4150/2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Mus.ms. 4150/3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enedictus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sit Domin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imebunt gent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office:value-type="string" calcext:value-type="string">
            <text:p>Mus.ms. 4150/1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office:value-type="string" calcext:value-type="string">
            <text:p>Mus.ms. 4150/2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 office:value-type="string" calcext:value-type="string">
            <text:p>Mus.ms. 4150/2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ustodi m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</text:p>
          </table:table-cell>
          <table:table-cell office:value-type="string" calcext:value-type="string">
            <text:p>Mus.ms. 4150/2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office:value-type="string" calcext:value-type="string">
            <text:p>Mus.ms. 4150/25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onum est confidere</text:p>
          </table:table-cell>
          <table:table-cell office:value-type="string" calcext:value-type="string">
            <text:p>Mus.ms. 4150/26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</text:p>
          </table:table-cell>
          <table:table-cell office:value-type="string" calcext:value-type="string">
            <text:p>Mus.ms. 4150/27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 cuius</text:p>
          </table:table-cell>
          <table:table-cell office:value-type="string" calcext:value-type="string">
            <text:p>Mus.ms. 4150/28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ro mea ver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Mus.ms. 4150/29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o</text:p>
          </table:table-cell>
          <table:table-cell office:value-type="string" calcext:value-type="string">
            <text:p>Mus.ms. 4150/30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office:value-type="string" calcext:value-type="string">
            <text:p>Mus.ms. 4150/32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Mus.ms. 4150/33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office:value-type="string" calcext:value-type="string">
            <text:p>Mus.ms. 4150/34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s</text:p>
          </table:table-cell>
          <table:table-cell office:value-type="string" calcext:value-type="string">
            <text:p>Mus.ms. 4150/31</text:p>
          </table:table-cell>
          <table:table-cell office:value-type="string" calcext:value-type="string">
            <text:p>https://mdz-nbn-resolving.de/details:bsb00046854</text:p>
          </table:table-cell>
          <table:table-cell office:value-type="string" calcext:value-type="string">
            <text:p>35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enn ich o Schöpf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/>
          <table:table-cell office:value-type="string" calcext:value-type="string">
            <text:p>https://mdz-nbn-resolving.de/details:bsb11134574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as Gebe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alve regin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rgo prudentissim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aude virgo</text:p>
          </table:table-cell>
          <table:table-cell/>
          <table:table-cell office:value-type="string" calcext:value-type="string">
            <text:p>https://mdz-nbn-resolving.de/details:bsb00084925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rminavit radix jesse</text:p>
          </table:table-cell>
          <table:table-cell/>
          <table:table-cell office:value-type="string" calcext:value-type="string">
            <text:p>https://mdz-nbn-resolving.de/details:bsb00043162</text:p>
          </table:table-cell>
          <table:table-cell office:value-type="string" calcext:value-type="string">
            <text:p>2 sacred song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cce ancill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ub tu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office:value-type="string" calcext:value-type="string">
            <text:p>Mus.ms. 4291/1</text:p>
          </table:table-cell>
          <table:table-cell office:value-type="string" calcext:value-type="string">
            <text:p>https://mdz-nbn-resolving.de/details:bsb00046856</text:p>
          </table:table-cell>
          <table:table-cell office:value-type="string" calcext:value-type="string">
            <text:p>16 graduals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psa virgo virgi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enuisti manum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lleluia confitemini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ußgesang in der Fastenszei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Der Christ auf Golgatha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 table:number-rows-repeated="10483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F17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9:11:25.323427243</meta:creation-date>
    <dc:date>2023-02-21T17:45:16.693811893</dc:date>
    <meta:editing-duration>PT4H16M54S</meta:editing-duration>
    <meta:editing-cycles>131</meta:editing-cycles>
    <meta:generator>LibreOffice/7.5.0.3$Linux_X86_64 LibreOffice_project/50$Build-3</meta:generator>
    <meta:document-statistic meta:table-count="1" meta:cell-count="702" meta:object-count="0"/>
  </office:meta>
</office:document-meta>
</file>